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090" officeooo:paragraph-rsid="0013a090"/>
    </style:style>
    <style:style style:name="P2" style:family="paragraph" style:parent-style-name="Standard">
      <style:text-properties officeooo:rsid="0013a090" officeooo:paragraph-rsid="001ff5b9"/>
    </style:style>
    <style:style style:name="P3" style:family="paragraph" style:parent-style-name="Standard">
      <style:text-properties officeooo:rsid="0021fe4a" officeooo:paragraph-rsid="0021fe4a"/>
    </style:style>
    <style:style style:name="P4" style:family="paragraph" style:parent-style-name="Standard">
      <style:text-properties officeooo:rsid="0022aa7b" officeooo:paragraph-rsid="0022aa7b"/>
    </style:style>
    <style:style style:name="P5" style:family="paragraph" style:parent-style-name="Standard">
      <style:text-properties fo:color="#000000" style:font-name="Monospace" fo:font-size="10pt" officeooo:rsid="0022aa7b" officeooo:paragraph-rsid="0022aa7b" style:font-size-asian="10pt"/>
    </style:style>
    <style:style style:name="P6" style:family="paragraph" style:parent-style-name="Standard">
      <style:text-properties officeooo:rsid="003d1c06" officeooo:paragraph-rsid="003e919d"/>
    </style:style>
    <style:style style:name="P7" style:family="paragraph" style:parent-style-name="Standard">
      <style:text-properties officeooo:rsid="003e919d" officeooo:paragraph-rsid="003e919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1" style:family="paragraph" style:parent-style-name="Standard">
      <style:text-properties fo:color="#000000" style:font-name="Monospace" fo:font-size="10pt" officeooo:rsid="0013a090" officeooo:paragraph-rsid="0013a090" style:font-size-asian="10pt"/>
    </style:style>
    <style:style style:name="P12" style:family="paragraph" style:parent-style-name="Standard">
      <style:text-properties fo:color="#000000" style:font-name="Monospace" fo:font-size="10pt" officeooo:rsid="003d1c06" officeooo:paragraph-rsid="0013a090" style:font-size-asian="10pt"/>
    </style:style>
    <style:style style:name="P13" style:family="paragraph" style:parent-style-name="Standard">
      <style:text-properties fo:color="#000000" style:font-name="Monospace" fo:font-size="10pt" officeooo:rsid="003d1c06" officeooo:paragraph-rsid="003d1c06" style:font-size-asian="10pt"/>
    </style:style>
    <style:style style:name="P14" style:family="paragraph" style:parent-style-name="Standard">
      <style:text-properties fo:color="#000000" style:font-name="Monospace" fo:font-size="10pt" officeooo:rsid="003e919d" officeooo:paragraph-rsid="003e919d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T1" style:family="text">
      <style:text-properties fo:color="#000000" style:font-name="Monospace" fo:font-size="10pt" fo:background-color="#e8f2fe" loext:char-shading-value="0" style:font-size-asian="10pt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3e919d" style:font-size-asian="10pt"/>
    </style:style>
    <style:style style:name="T4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5" style:family="text">
      <style:text-properties fo:color="#2a00ff" style:font-name="Monospace" fo:font-size="10pt" fo:background-color="#e8f2fe" loext:char-shading-value="0" style:font-size-asian="10pt"/>
    </style:style>
    <style:style style:name="T6" style:family="text">
      <style:text-properties fo:color="#2a00ff" style:font-name="Monospace" fo:font-size="10pt" style:font-size-asian="10pt"/>
    </style:style>
    <style:style style:name="T7" style:family="text">
      <style:text-properties fo:color="#2a00ff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8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color="#005032" style:font-name="Monospace" fo:font-size="10pt" style:font-size-asian="10pt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fo:color="#0000c0" style:font-name="Monospace" fo:font-size="10pt" style:font-size-asian="10pt"/>
    </style:style>
    <style:style style:name="T13" style:family="text">
      <style:text-properties officeooo:rsid="002bd164"/>
    </style:style>
    <style:style style:name="T14" style:family="text">
      <style:text-properties officeooo:rsid="00310ca3"/>
    </style:style>
    <style:style style:name="T15" style:family="text">
      <style:text-properties officeooo:rsid="0036ef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Dùng các con trỏ hàm nào để ghi danh cho spi-master mode?</text:p>
      <text:p text:style-name="P3"/>
      <text:p text:style-name="P3"/>
      <text:p text:style-name="P4">Với GPIO chipselect, dùng hàm sau để kết hợp gpio vào chipselect trên Renesas-spi:</text:p>
      <text:p text:style-name="P4"/>
      <text:p text:style-name="P4"/>
      <text:p text:style-name="P4"><text:span text:style-name="T1"><text:tab/>ret = gpiod_count(dev, </text:span><text:span text:style-name="T5">"</text:span><text:span text:style-name="T7">cs</text:span><text:span text:style-name="T5">"</text:span><text:span text:style-name="T1">);</text:span></text:p>
      <text:p text:style-name="P4"><text:span text:style-name="T1"><text:tab/></text:span><text:span text:style-name="T9">for</text:span><text:span text:style-name="T2"> (i = 0; i &lt; num_cs; i++) {</text:span></text:p>
      <text:p text:style-name="P8"><text:span text:style-name="T2"><text:tab/><text:tab/></text:span><text:span text:style-name="T9">struct</text:span><text:span text:style-name="T2"> </text:span><text:span text:style-name="T10">gpio_desc</text:span><text:span text:style-name="T2"> *gpiod;</text:span></text:p>
      <text:p text:style-name="P9"/>
      <text:p text:style-name="P8"><text:span text:style-name="T2"><text:tab/><text:tab/>gpiod = devm_gpiod_get_index(dev, </text:span><text:span text:style-name="T6">"</text:span><text:span text:style-name="T8">cs</text:span><text:span text:style-name="T6">"</text:span><text:span text:style-name="T2">, i, </text:span><text:span text:style-name="T11">GPIOD_ASIS</text:span><text:span text:style-name="T2">);</text:span></text:p>
      <text:p text:style-name="P8"><text:span text:style-name="T2"><text:tab/><text:tab/></text:span><text:span text:style-name="T9">if</text:span><text:span text:style-name="T2"> (!IS_ERR(gpiod)) {</text:span></text:p>
      <text:p text:style-name="P10"><text:tab/><text:tab/><text:tab/>cs_gpios++;</text:p>
      <text:p text:style-name="P8"><text:span text:style-name="T2"><text:tab/><text:tab/><text:tab/></text:span><text:span text:style-name="T9">continue</text:span><text:span text:style-name="T2">;</text:span></text:p>
      <text:p text:style-name="P10"><text:tab/><text:tab/>}</text:p>
      <text:p text:style-name="P5"><text:tab/>}</text:p>
      <text:p text:style-name="P1"/>
      <text:p text:style-name="P1"/>
      <text:p text:style-name="P1">- <text:span text:style-name="T13">Mà “cs” này đã được khai báo trong device-tree ở cs-gpio.</text:span></text:p>
      <text:p text:style-name="P1"/>
      <text:p text:style-name="P1"/>
      <text:p text:style-name="P1"/>
      <text:p text:style-name="P1"/>
      <text:p text:style-name="P1">* <text:span text:style-name="T14">SPI: Master read data:</text:span></text:p>
      <text:p text:style-name="P1"/>
      <text:p text:style-name="P1"/>
      <text:p text:style-name="P1"/>
      <text:p text:style-name="P1">* <text:span text:style-name="T15">SPI interrupts Linux:</text:span></text:p>
      <text:p text:style-name="P1"/>
      <text:p text:style-name="P1"/>
      <text:p text:style-name="P11"><text:tab/>i = platform_get_irq(pdev, 0);</text:p>
      <text:p text:style-name="P8"><text:span text:style-name="T2"><text:tab/>printk(</text:span><text:span text:style-name="T6">"file %s </text:span><text:span text:style-name="T8">func</text:span><text:span text:style-name="T6"> %s line %d i %d"</text:span><text:span text:style-name="T2">, __FILE__, __FUNCTION__, __LINE__, i);</text:span></text:p>
      <text:p text:style-name="P9"/>
      <text:p text:style-name="P8"><text:span text:style-name="T2"><text:tab/></text:span><text:span text:style-name="T9">if</text:span><text:span text:style-name="T2"> (i &lt; 0) {</text:span></text:p>
      <text:p text:style-name="P8"><text:span text:style-name="T2"><text:tab/><text:tab/>dev_err(&amp;pdev-&gt;</text:span><text:span text:style-name="T12">dev</text:span><text:span text:style-name="T2">, </text:span><text:span text:style-name="T6">"cannot get IRQ\n"</text:span><text:span text:style-name="T2">);</text:span></text:p>
      <text:p text:style-name="P10"><text:tab/><text:tab/>ret = i;</text:p>
      <text:p text:style-name="P8"><text:span text:style-name="T2"><text:tab/><text:tab/></text:span><text:span text:style-name="T9">goto</text:span><text:span text:style-name="T2"> err1;</text:span></text:p>
      <text:p text:style-name="P11"><text:tab/>}</text:p>
      <text:p text:style-name="P11"/>
      <text:p text:style-name="P1"><text:span text:style-name="T2"><text:tab/>ret = devm_request_irq(&amp;pdev-&gt;</text:span><text:span text:style-name="T12">dev</text:span><text:span text:style-name="T2">, i, sh_msiof_spi_irq, 0,</text:span></text:p>
      <text:p text:style-name="P1"><text:span text:style-name="T2"><text:tab/><text:tab/><text:tab/> <text:s text:c="6"/>dev_name(&amp;pdev-&gt;</text:span><text:span text:style-name="T12">dev</text:span><text:span text:style-name="T2">), p);</text:span></text:p>
      <text:p text:style-name="P11"/>
      <text:p text:style-name="P12"/>
      <text:p text:style-name="P13"><text:s/>i: <text:s/>là chính là giá trị ở thứ tự ( ko biết dùng từ nào) ngắt mà có thể kiểm tra sau khi kernel khởi động thành công: </text:p>
      <text:p text:style-name="P13"/>
      <text:p text:style-name="P13"/>
      <text:p text:style-name="P6"><text:span text:style-name="T2">giả sử ta có: i </text:span><text:span text:style-name="T3">= 81 (file drivers/spi/spi-sh-msiof-backup.c func sh_msiof_spi_probe line 2009 i 81)</text:span></text:p>
      <text:p text:style-name="P14"/>
      <text:p text:style-name="P14">root@linaro-nano:/sys/bus/spi/drivers/at25/spi2.0# cat /proc/interrupts | grep spi </text:p>
      <text:p text:style-name="P7"><text:span text:style-name="T2"><text:s/></text:span><text:span text:style-name="T4">81</text:span><text:span text:style-name="T2">: <text:s text:c="9"/>6 <text:s text:c="9"/>0 <text:s text:c="4"/>GIC-0 189 Level <text:s text:c="4"/>e6e10000.spi</text:span></text:p>
      <text:p text:style-name="P14"/>
      <text:p text:style-name="P14"/>
      <text:p text:style-name="P14"/>
      <text:p text:style-name="P14"><text:soft-pag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5:50:42.817598021</meta:creation-date>
    <meta:generator>LibreOffice/5.1.6.2$Linux_X86_64 LibreOffice_project/10m0$Build-2</meta:generator>
    <dc:date>2019-01-08T14:19:34.981521614</dc:date>
    <meta:editing-duration>PT2H24M20S</meta:editing-duration>
    <meta:editing-cycles>23</meta:editing-cycles>
    <meta:document-statistic meta:table-count="0" meta:image-count="0" meta:object-count="0" meta:page-count="2" meta:paragraph-count="27" meta:word-count="171" meta:character-count="1088" meta:non-whitespace-character-count="875"/>
  </office:meta>
</office:document-meta>
</file>